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áblázat1" style:family="table" style:master-page-name="MP0">
      <style:table-properties style:width="17.78cm" style:rel-width="100%" fo:margin-left="0cm" style:page-number="auto" table:align="left"/>
    </style:style>
    <style:style style:name="Táblázat1.A" style:family="table-column">
      <style:table-column-properties style:column-width="8.719cm" style:rel-column-width="4943*"/>
    </style:style>
    <style:style style:name="Táblázat1.B" style:family="table-column">
      <style:table-column-properties style:column-width="4.274cm" style:rel-column-width="2423*"/>
    </style:style>
    <style:style style:name="Táblázat1.C" style:family="table-column">
      <style:table-column-properties style:column-width="4.787cm" style:rel-column-width="2714*"/>
    </style:style>
    <style:style style:name="Táblázat1.1" style:family="table-row">
      <style:table-row-properties style:min-row-height="1.244cm"/>
    </style:style>
    <style:style style:name="Táblázat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B1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áblázat1.C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2" style:family="table-row">
      <style:table-row-properties style:min-row-height="0.503cm"/>
    </style:style>
    <style:style style:name="Táblázat1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C2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áblázat1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B3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áblázat1.C3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áblázat1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B4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áblázat1.C4" style:family="table-cell">
      <style:table-cell-properties style:vertical-align="middle" fo:padding-left="0.191cm" fo:padding-right="0.191cm" fo:padding-top="0cm" fo:padding-bottom="0cm" fo:border="0.5pt solid #808080" fo:wrap-option="no-wrap" style:writing-mode="lr-tb"/>
    </style:style>
    <style:style style:name="Táblázat1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B5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áblázat1.C5" style:family="table-cell">
      <style:table-cell-properties style:vertical-align="bottom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áblázat1.A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1.C6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áblázat2" style:family="table">
      <style:table-properties style:width="5.433cm" fo:margin-left="-0.009cm" table:align="left"/>
    </style:style>
    <style:style style:name="Táblázat2.A" style:family="table-column">
      <style:table-column-properties style:column-width="5.433cm"/>
    </style:style>
    <style:style style:name="Táblázat2.1" style:family="table-row">
      <style:table-row-properties style:min-row-height="0.503cm"/>
    </style:style>
    <style:style style:name="Táblázat2.A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áblázat2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2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2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2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2.A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2.A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" style:family="table">
      <style:table-properties style:width="17.78cm" style:rel-width="100%" fo:margin-left="0cm" table:align="left"/>
    </style:style>
    <style:style style:name="Táblázat3.A" style:family="table-column">
      <style:table-column-properties style:column-width="11.278cm" style:rel-column-width="6388*"/>
    </style:style>
    <style:style style:name="Táblázat3.B" style:family="table-column">
      <style:table-column-properties style:column-width="2.739cm" style:rel-column-width="1551*"/>
    </style:style>
    <style:style style:name="Táblázat3.C" style:family="table-column">
      <style:table-column-properties style:column-width="3.762cm" style:rel-column-width="2131*"/>
    </style:style>
    <style:style style:name="Táblázat3.1" style:family="table-row">
      <style:table-row-properties style:min-row-height="0.728cm"/>
    </style:style>
    <style:style style:name="Táblázat3.A1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áblázat3.B1" style:family="table-cell">
      <style:table-cell-properties style:vertical-align="middle" fo:background-color="#d2d9eb" fo:padding-left="0.191cm" fo:padding-right="0.191cm" fo:padding-top="0cm" fo:padding-bottom="0cm" fo:border-left="none" fo:border-right="none" fo:border-top="0.5pt solid #808080" fo:border-bottom="0.5pt solid #808080" fo:wrap-option="no-wrap" style:writing-mode="lr-tb">
        <style:background-image/>
      </style:table-cell-properties>
    </style:style>
    <style:style style:name="Táblázat3.C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áblázat3.2" style:family="table-row">
      <style:table-row-properties style:min-row-height="0.503cm"/>
    </style:style>
    <style:style style:name="Táblázat3.A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1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1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1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1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1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A2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áblázat3.B2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lázat3.C2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áblázat3.21" style:family="table-row">
      <style:table-row-properties style:min-row-height="0.982cm"/>
    </style:style>
    <style:style style:name="Táblázat3.A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áblázat3.B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áblázat3.C21" style:family="table-cell">
      <style:table-cell-properties style:vertical-align="middle" fo:padding-left="0.191cm" fo:padding-right="0.191cm" fo:padding-top="0cm" fo:padding-bottom="0cm" fo:border-left="none" fo:border-right="0.5pt solid #808080" fo:border-top="0.5pt solid #808080" fo:border-bottom="0.5pt solid #808080" fo:wrap-option="no-wrap" style:writing-mode="lr-tb"/>
    </style:style>
    <style:style style:name="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P2" style:family="paragraph" style:parent-style-name="Обычный">
      <style:paragraph-properties fo:margin-top="0cm" fo:margin-bottom="0cm" loext:contextual-spacing="false" fo:line-height="100%" fo:break-before="page"/>
      <style:text-properties style:font-name="Arial" fo:font-size="16pt" style:font-name-asian="Times New Roman" style:font-size-asian="16pt" style:font-name-complex="Arial" style:font-size-complex="16pt"/>
    </style:style>
    <style:style style:name="P3" style:family="paragraph" style:parent-style-name="Обычный">
      <style:paragraph-properties fo:margin-top="0cm" fo:margin-bottom="0cm" loext:contextual-spacing="false" fo:line-height="100%"/>
      <style:text-properties style:font-name="Arial" fo:font-size="16pt" style:font-name-asian="Times New Roman" style:font-size-asian="16pt" style:font-name-complex="Arial" style:font-size-complex="16pt"/>
    </style:style>
    <style:style style:name="P4" style:family="paragraph" style:parent-style-name="Обычный">
      <style:paragraph-properties fo:margin-top="0cm" fo:margin-bottom="0cm" loext:contextual-spacing="false" fo:line-height="100%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Обычный">
      <style:paragraph-properties fo:margin-top="0cm" fo:margin-bottom="0cm" loext:contextual-spacing="false" fo:line-height="100%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8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9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0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tyle="italic" style:font-name-asian="Times New Roman" style:font-style-asian="italic" style:font-name-complex="Arial" style:font-style-complex="italic"/>
    </style:style>
    <style:style style:name="P11" style:family="paragraph" style:parent-style-name="Обычный">
      <style:paragraph-properties fo:margin-top="0cm" fo:margin-bottom="0cm" loext:contextual-spacing="false" fo:line-height="100%" fo:text-align="end" style:justify-single-word="false"/>
    </style:style>
    <style:style style:name="P12" style:family="paragraph" style:parent-style-name="Обычный">
      <style:paragraph-properties fo:margin-top="0cm" fo:margin-bottom="0cm" loext:contextual-spacing="false" fo:line-height="100%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3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14" style:family="paragraph" style:parent-style-name="Обычный">
      <style:paragraph-properties fo:margin-left="0cm" fo:margin-right="0cm" fo:margin-top="0cm" fo:margin-bottom="0cm" loext:contextual-spacing="false" fo:line-height="100%" fo:text-indent="0.319cm" style:auto-text-indent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5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16" style:family="paragraph" style:parent-style-name="Обычный">
      <style:paragraph-properties fo:margin-left="0cm" fo:margin-right="0cm" fo:margin-top="0cm" fo:margin-bottom="0cm" loext:contextual-spacing="false" fo:line-height="100%" fo:text-indent="0.496cm" style:auto-text-indent="false"/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P17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paragraph-rsid="00019b60" style:font-name-asian="Times New Roman" style:font-size-asian="10pt" style:font-name-complex="Arial" style:font-size-complex="10pt"/>
    </style:style>
    <style:style style:name="P18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officeooo:paragraph-rsid="00019b60" style:font-name-asian="Times New Roman" style:font-size-asian="10pt" style:font-name-complex="Arial" style:font-size-complex="10pt"/>
    </style:style>
    <style:style style:name="P19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2pt" fo:font-weight="bold" officeooo:paragraph-rsid="00019b60" style:font-name-asian="Times New Roman" style:font-size-asian="12pt" style:font-weight-asian="bold" style:font-name-complex="Arial" style:font-size-complex="12pt" style:font-weight-complex="bold"/>
    </style:style>
    <style:style style:name="T1" style:family="text">
      <style:text-properties fo:color="#7b8dc5" style:font-name="Arial" fo:font-size="28pt" fo:font-weight="bold" style:font-name-asian="Times New Roman" style:font-size-asian="28pt" style:font-weight-asian="bold" style:font-name-complex="Arial" style:font-size-complex="28pt" style:font-weight-complex="bold"/>
    </style:style>
    <style:style style:name="T2" style:family="text">
      <style:text-properties officeooo:rsid="00019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2">ACME Inc</text:p>
          </table:table-cell>
          <table:table-cell table:style-name="Táblázat1.B1" office:value-type="string">
            <text:p text:style-name="P3"/>
          </table:table-cell>
          <table:table-cell table:style-name="Táblázat1.C1" office:value-type="string">
            <text:p text:style-name="P11"><text:span text:style-name="Основной_20_шрифт_20_абзаца"><text:span text:style-name="T1">INVOICE</text:span></text:span></text:p>
          </table:table-cell>
        </table:table-row>
        <table:table-row table:style-name="Táblázat1.2">
          <table:table-cell table:style-name="Táblázat1.A2" office:value-type="string">
            <text:p text:style-name="P4">100 Elm street</text:p>
          </table:table-cell>
          <table:table-cell table:style-name="Táblázat1.B2" office:value-type="string">
            <text:p text:style-name="P4"/>
          </table:table-cell>
          <table:table-cell table:style-name="Táblázat1.C2" office:value-type="string">
            <text:p text:style-name="P12"/>
          </table:table-cell>
        </table:table-row>
        <table:table-row table:style-name="Táblázat1.2">
          <table:table-cell table:style-name="Táblázat1.A3" office:value-type="string">
            <text:p text:style-name="P4">Stephenville, TX</text:p>
          </table:table-cell>
          <table:table-cell table:style-name="Táblázat1.B3" office:value-type="string">
            <text:p text:style-name="P8">INVOICE #</text:p>
          </table:table-cell>
          <table:table-cell table:style-name="Táblázat1.C3" office:value-type="string">
            <text:p text:style-name="P8">DATE</text:p>
          </table:table-cell>
        </table:table-row>
        <table:table-row table:style-name="Táblázat1.2">
          <table:table-cell table:style-name="Táblázat1.A4" office:value-type="string">
            <text:p text:style-name="P4">Phone: (000) 000-0000</text:p>
          </table:table-cell>
          <table:table-cell table:style-name="Táblázat1.B4" office:value-type="string">
            <text:p text:style-name="P5">{{ <text:span text:style-name="T2">felmeres.azonosito</text:span> }}</text:p>
          </table:table-cell>
          <table:table-cell table:style-name="Táblázat1.C4" office:value-type="string">
            <text:p text:style-name="P5">{% now 'm/d/Y' %}</text:p>
          </table:table-cell>
        </table:table-row>
        <table:table-row table:style-name="Táblázat1.2">
          <table:table-cell table:style-name="Táblázat1.A5" office:value-type="string">
            <text:p text:style-name="P7"/>
          </table:table-cell>
          <table:table-cell table:style-name="Táblázat1.B5" office:value-type="string">
            <text:p text:style-name="P4"/>
          </table:table-cell>
          <table:table-cell table:style-name="Táblázat1.C5" office:value-type="string">
            <text:p text:style-name="P12"/>
          </table:table-cell>
        </table:table-row>
        <table:table-row table:style-name="Táblázat1.2">
          <table:table-cell table:style-name="Táblázat1.A6" office:value-type="string">
            <text:p text:style-name="P4"/>
          </table:table-cell>
          <table:table-cell table:style-name="Táblázat1.B6" office:value-type="string">
            <text:p text:style-name="P4"/>
          </table:table-cell>
          <table:table-cell table:style-name="Táblázat1.C6" office:value-type="string">
            <text:p text:style-name="P12"/>
          </table:table-cell>
        </table:table-row>
      </table:table>
      <text:p text:style-name="Обычный"/>
      <table:table table:name="Táblázat2" table:style-name="Táblázat2">
        <table:table-column table:style-name="Táblázat2.A"/>
        <table:table-row table:style-name="Táblázat2.1">
          <table:table-cell table:style-name="Táblázat2.A1" office:value-type="string">
            <text:p text:style-name="P7">BILL TO</text:p>
          </table:table-cell>
        </table:table-row>
        <table:table-row table:style-name="Táblázat2.1">
          <table:table-cell table:style-name="Táblázat2.A2" office:value-type="string">
            <text:p text:style-name="P4">{{ <text:span text:style-name="T2">felmeres</text:span>.<text:span text:style-name="T2">szla</text:span> }}</text:p>
          </table:table-cell>
        </table:table-row>
        <table:table-row table:style-name="Táblázat2.1">
          <table:table-cell table:style-name="Táblázat2.A3" office:value-type="string">
            <text:p text:style-name="P4"/>
          </table:table-cell>
        </table:table-row>
        <table:table-row table:style-name="Táblázat2.1">
          <table:table-cell table:style-name="Táblázat2.A4" office:value-type="string">
            <text:p text:style-name="P4"/>
          </table:table-cell>
        </table:table-row>
        <table:table-row table:style-name="Táblázat2.1">
          <table:table-cell table:style-name="Táblázat2.A5" office:value-type="string">
            <text:p text:style-name="P4"/>
          </table:table-cell>
        </table:table-row>
        <table:table-row table:style-name="Táblázat2.1">
          <table:table-cell table:style-name="Táblázat2.A6" office:value-type="string">
            <text:p text:style-name="P4"/>
          </table:table-cell>
        </table:table-row>
        <table:table-row table:style-name="Táblázat2.1">
          <table:table-cell table:style-name="Táblázat2.A7" office:value-type="string">
            <text:p text:style-name="P4"/>
          </table:table-cell>
        </table:table-row>
      </table:table>
      <text:p text:style-name="Обычный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14">DESCRIPTION</text:p>
          </table:table-cell>
          <table:table-cell table:style-name="Táblázat3.B1" office:value-type="string">
            <text:p text:style-name="P7"> </text:p>
          </table:table-cell>
          <table:table-cell table:style-name="Táblázat3.C1" office:value-type="string">
            <text:p text:style-name="P9">AMOUNT</text:p>
          </table:table-cell>
        </table:table-row>
        <table:table-row table:style-name="Táblázat3.2">
          <table:table-cell table:style-name="Táblázat3.A2" office:value-type="string">
            <text:p text:style-name="P15"> </text:p>
          </table:table-cell>
          <table:table-cell table:style-name="Táblázat3.B2" office:value-type="string">
            <text:p text:style-name="P15"/>
          </table:table-cell>
          <table:table-cell table:style-name="Táblázat3.C2" office:value-type="string">
            <text:p text:style-name="P6"> </text:p>
          </table:table-cell>
        </table:table-row>
        <table:table-row table:style-name="Táblázat3.2">
          <table:table-cell table:style-name="Táblázat3.A3" office:value-type="string">
            <text:p text:style-name="P17">{{ <text:span text:style-name="T2">felmeres.szallitasiVaros</text:span> }}</text:p>
          </table:table-cell>
          <table:table-cell table:style-name="Táblázat3.B3" office:value-type="string">
            <text:p text:style-name="P15"/>
          </table:table-cell>
          <table:table-cell table:style-name="Táblázat3.C3" office:value-type="string">
            <text:p text:style-name="P18">{{ <text:span text:style-name="T2">felmeres.telSzamFutar</text:span> }}</text:p>
          </table:table-cell>
        </table:table-row>
        <table:table-row table:style-name="Táblázat3.2">
          <table:table-cell table:style-name="Táblázat3.A4" office:value-type="string">
            <text:p text:style-name="P4"/>
          </table:table-cell>
          <table:table-cell table:style-name="Táblázat3.B4" office:value-type="string">
            <text:p text:style-name="P15"/>
          </table:table-cell>
          <table:table-cell table:style-name="Táblázat3.C4" office:value-type="string">
            <text:p text:style-name="P6"/>
          </table:table-cell>
        </table:table-row>
        <table:table-row table:style-name="Táblázat3.2">
          <table:table-cell table:style-name="Táblázat3.A5" office:value-type="string">
            <text:p text:style-name="P15"/>
          </table:table-cell>
          <table:table-cell table:style-name="Táblázat3.B5" office:value-type="string">
            <text:p text:style-name="P15"/>
          </table:table-cell>
          <table:table-cell table:style-name="Táblázat3.C5" office:value-type="string">
            <text:p text:style-name="P6"/>
          </table:table-cell>
        </table:table-row>
        <table:table-row table:style-name="Táblázat3.2">
          <table:table-cell table:style-name="Táblázat3.A6" office:value-type="string">
            <text:p text:style-name="P15"/>
          </table:table-cell>
          <table:table-cell table:style-name="Táblázat3.B6" office:value-type="string">
            <text:p text:style-name="P15"/>
          </table:table-cell>
          <table:table-cell table:style-name="Táblázat3.C6" office:value-type="string">
            <text:p text:style-name="P6"/>
          </table:table-cell>
        </table:table-row>
        <table:table-row table:style-name="Táblázat3.2">
          <table:table-cell table:style-name="Táblázat3.A7" office:value-type="string">
            <text:p text:style-name="P15"> </text:p>
          </table:table-cell>
          <table:table-cell table:style-name="Táblázat3.B7" office:value-type="string">
            <text:p text:style-name="P15"/>
          </table:table-cell>
          <table:table-cell table:style-name="Táblázat3.C7" office:value-type="string">
            <text:p text:style-name="P6"> </text:p>
          </table:table-cell>
        </table:table-row>
        <table:table-row table:style-name="Táblázat3.2">
          <table:table-cell table:style-name="Táblázat3.A8" office:value-type="string">
            <text:p text:style-name="P15"> </text:p>
          </table:table-cell>
          <table:table-cell table:style-name="Táblázat3.B8" office:value-type="string">
            <text:p text:style-name="P15"/>
          </table:table-cell>
          <table:table-cell table:style-name="Táblázat3.C8" office:value-type="string">
            <text:p text:style-name="P6"> </text:p>
          </table:table-cell>
        </table:table-row>
        <table:table-row table:style-name="Táblázat3.2">
          <table:table-cell table:style-name="Táblázat3.A9" office:value-type="string">
            <text:p text:style-name="P15"> </text:p>
          </table:table-cell>
          <table:table-cell table:style-name="Táblázat3.B9" office:value-type="string">
            <text:p text:style-name="P15"/>
          </table:table-cell>
          <table:table-cell table:style-name="Táblázat3.C9" office:value-type="string">
            <text:p text:style-name="P6"> </text:p>
          </table:table-cell>
        </table:table-row>
        <table:table-row table:style-name="Táblázat3.2">
          <table:table-cell table:style-name="Táblázat3.A10" office:value-type="string">
            <text:p text:style-name="P15"> </text:p>
          </table:table-cell>
          <table:table-cell table:style-name="Táblázat3.B10" office:value-type="string">
            <text:p text:style-name="P15"/>
          </table:table-cell>
          <table:table-cell table:style-name="Táblázat3.C10" office:value-type="string">
            <text:p text:style-name="P6"> </text:p>
          </table:table-cell>
        </table:table-row>
        <table:table-row table:style-name="Táblázat3.2">
          <table:table-cell table:style-name="Táblázat3.A11" office:value-type="string">
            <text:p text:style-name="P15"/>
          </table:table-cell>
          <table:table-cell table:style-name="Táblázat3.B11" office:value-type="string">
            <text:p text:style-name="P15"/>
          </table:table-cell>
          <table:table-cell table:style-name="Táblázat3.C11" office:value-type="string">
            <text:p text:style-name="P6"/>
          </table:table-cell>
        </table:table-row>
        <table:table-row table:style-name="Táblázat3.2">
          <table:table-cell table:style-name="Táblázat3.A12" office:value-type="string">
            <text:p text:style-name="P15"> </text:p>
          </table:table-cell>
          <table:table-cell table:style-name="Táblázat3.B12" office:value-type="string">
            <text:p text:style-name="P15"/>
          </table:table-cell>
          <table:table-cell table:style-name="Táblázat3.C12" office:value-type="string">
            <text:p text:style-name="P6"> </text:p>
          </table:table-cell>
        </table:table-row>
        <table:table-row table:style-name="Táblázat3.2">
          <table:table-cell table:style-name="Táblázat3.A13" office:value-type="string">
            <text:p text:style-name="P15"> </text:p>
          </table:table-cell>
          <table:table-cell table:style-name="Táblázat3.B13" office:value-type="string">
            <text:p text:style-name="P15"/>
          </table:table-cell>
          <table:table-cell table:style-name="Táblázat3.C13" office:value-type="string">
            <text:p text:style-name="P6"> </text:p>
          </table:table-cell>
        </table:table-row>
        <table:table-row table:style-name="Táblázat3.2">
          <table:table-cell table:style-name="Táblázat3.A14" office:value-type="string">
            <text:p text:style-name="P15"> </text:p>
          </table:table-cell>
          <table:table-cell table:style-name="Táblázat3.B14" office:value-type="string">
            <text:p text:style-name="P15"/>
          </table:table-cell>
          <table:table-cell table:style-name="Táblázat3.C14" office:value-type="string">
            <text:p text:style-name="P6"> </text:p>
          </table:table-cell>
        </table:table-row>
        <table:table-row table:style-name="Táblázat3.2">
          <table:table-cell table:style-name="Táblázat3.A15" office:value-type="string">
            <text:p text:style-name="P15"> </text:p>
          </table:table-cell>
          <table:table-cell table:style-name="Táblázat3.B15" office:value-type="string">
            <text:p text:style-name="P15"/>
          </table:table-cell>
          <table:table-cell table:style-name="Táblázat3.C15" office:value-type="string">
            <text:p text:style-name="P6"> </text:p>
          </table:table-cell>
        </table:table-row>
        <table:table-row table:style-name="Táblázat3.2">
          <table:table-cell table:style-name="Táblázat3.A16" office:value-type="string">
            <text:p text:style-name="P15"> </text:p>
          </table:table-cell>
          <table:table-cell table:style-name="Táblázat3.B16" office:value-type="string">
            <text:p text:style-name="P15"/>
          </table:table-cell>
          <table:table-cell table:style-name="Táblázat3.C16" office:value-type="string">
            <text:p text:style-name="P6"> </text:p>
          </table:table-cell>
        </table:table-row>
        <table:table-row table:style-name="Táblázat3.2">
          <table:table-cell table:style-name="Táblázat3.A17" office:value-type="string">
            <text:p text:style-name="P15"> </text:p>
          </table:table-cell>
          <table:table-cell table:style-name="Táblázat3.B17" office:value-type="string">
            <text:p text:style-name="P15"/>
          </table:table-cell>
          <table:table-cell table:style-name="Táblázat3.C17" office:value-type="string">
            <text:p text:style-name="P6"> </text:p>
          </table:table-cell>
        </table:table-row>
        <table:table-row table:style-name="Táblázat3.2">
          <table:table-cell table:style-name="Táblázat3.A18" office:value-type="string">
            <text:p text:style-name="P15"> </text:p>
          </table:table-cell>
          <table:table-cell table:style-name="Táblázat3.B18" office:value-type="string">
            <text:p text:style-name="P15"/>
          </table:table-cell>
          <table:table-cell table:style-name="Táblázat3.C18" office:value-type="string">
            <text:p text:style-name="P6"> </text:p>
          </table:table-cell>
        </table:table-row>
        <table:table-row table:style-name="Táblázat3.2">
          <table:table-cell table:style-name="Táblázat3.A19" office:value-type="string">
            <text:p text:style-name="P15"> </text:p>
          </table:table-cell>
          <table:table-cell table:style-name="Táblázat3.B19" office:value-type="string">
            <text:p text:style-name="P15"/>
          </table:table-cell>
          <table:table-cell table:style-name="Táblázat3.C19" office:value-type="string">
            <text:p text:style-name="P6"> </text:p>
          </table:table-cell>
        </table:table-row>
        <table:table-row table:style-name="Táblázat3.2">
          <table:table-cell table:style-name="Táblázat3.A20" office:value-type="string">
            <text:p text:style-name="P15"> </text:p>
          </table:table-cell>
          <table:table-cell table:style-name="Táblázat3.B20" office:value-type="string">
            <text:p text:style-name="P15"/>
          </table:table-cell>
          <table:table-cell table:style-name="Táblázat3.C20" office:value-type="string">
            <text:p text:style-name="P6"> </text:p>
          </table:table-cell>
        </table:table-row>
        <table:table-row table:style-name="Táblázat3.21">
          <table:table-cell table:style-name="Táblázat3.A21" office:value-type="string">
            <text:p text:style-name="P10">Thank you for your business!</text:p>
          </table:table-cell>
          <table:table-cell table:style-name="Táblázat3.B21" office:value-type="string">
            <text:p text:style-name="P16">TOTAL</text:p>
          </table:table-cell>
          <table:table-cell table:style-name="Táblázat3.C21" office:value-type="string">
            <text:p text:style-name="P19"><text:s/>$ {{ <text:span text:style-name="T2">felmeres.telSzamFutar</text:span> }} </text:p>
          </table:table-cell>
        </table:table-row>
      </table:table>
      <text:p text:style-name="Обычный"/>
      <text:p text:style-name="Обычный"/>
      <text:p text:style-name="P13">If you have any questions about this invoice, please contact 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93762" draw:stroke-linejoin="miter" svg:stroke-linecap="butt" draw:fill-color="#3b4e87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889cm" fo:margin-left="1.905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1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tab/><text:tab/><text:tab/>Invoice Template © 2014 Vertex42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title>Basic Invoice Template for Word</dc:title>
    <dc:description>(c) 2014 Vertex42 LLC. All rights reserved.</dc:description>
    <dc:subject/>
    <meta:initial-creator>Vertex42.com</meta:initial-creator>
    <meta:creation-date>2016-07-14T10:33:00Z</meta:creation-date>
    <dc:date>2017-02-22T09:45:01.718000000</dc:date>
    <meta:editing-cycles>3</meta:editing-cycles>
    <meta:editing-duration>PT1M59S</meta:editing-duration>
    <meta:document-statistic meta:table-count="3" meta:image-count="0" meta:object-count="0" meta:page-count="1" meta:paragraph-count="49" meta:word-count="60" meta:character-count="415" meta:non-whitespace-character-count="341"/>
    <meta:user-defined meta:name="Copyright">2014 Vertex42 LLC</meta:user-defined>
    <meta:user-defined meta:name="Version">1.0.0</meta:user-defined>
    <meta:template xlink:type="simple" xlink:actuate="onRequest" xlink:title="" xlink:href="Normal.dotm"/>
  </office:meta>
</office:document-meta>
</file>